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7" style:family="table-cell" style:parent-style-name="Default" style:data-style-name="N33">
      <style:table-cell-properties fo:border-top="none" fo:border-bottom="none" fo:border-left="2pt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33">
      <style:table-cell-properties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transparent"/>
    </style:style>
    <style:style style:name="ce20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7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9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0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1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4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8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9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6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30">
      <style:table-cell-properties style:vertical-align="top" fo:wrap-option="wrap" fo:background-color="#FFFF00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6" style:family="table-cell" style:parent-style-name="Default" style:data-style-name="N30">
      <style:table-cell-properties style:vertical-align="middle" fo:wrap-option="wrap" fo:background-color="#FFFF00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33">
      <style:table-cell-properties fo:border-top="none" fo:border-bottom="none" fo:border-left="2pt solid #000000" fo:border-right="none" style:vertical-align="middle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78" style:family="table-cell" style:parent-style-name="Default" style:data-style-name="N33">
      <style:table-cell-properties style:vertical-align="middle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style:vertical-align="middle" fo:background-color="#FFFF00"/>
      <style:text-properties style:font-name="標楷體" style:font-name-asian="標楷體" style:font-name-complex="標楷體" style:font-family-generic="script"/>
    </style:style>
    <style:style style:name="ce8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1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6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7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88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9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1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2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0.338666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26">
            <text:p>違章建築拆除案件</text:p>
          </table:table-cell>
          <table:covered-table-cell table:number-columns-repeated="9"/>
          <table:table-cell table:number-columns-spanned="8" table:number-rows-spanned="1" table:style-name="ce28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33">
            <text:p>中華民國106年12月</text:p>
          </table:table-cell>
          <table:covered-table-cell table:number-columns-repeated="9"/>
          <table:table-cell office:value-type="string" table:number-columns-spanned="8" table:number-rows-spanned="1" table:style-name="ce31">
            <text:p><text:s text:c="5"/>December <text:s text:c="3"/>- 2017</text:p>
          </table:table-cell>
          <table:covered-table-cell table:number-columns-repeated="7"/>
          <table:table-cell table:number-columns-repeated="16366" table:style-name="ce1"/>
        </table:table-row>
        <table:table-row table:style-name="ro2">
          <table:table-cell office:value-type="string" table:number-columns-spanned="2" table:number-rows-spanned="1" table:style-name="ce30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29">
            <text:p><text:s text:c="2"/>Unit<text:span text:style-name="T1">：</text:span>Case</text:p>
          </table:table-cell>
          <table:covered-table-cell table:number-columns-repeated="3"/>
          <table:table-cell table:number-columns-repeated="16366" table:style-name="ce1"/>
        </table:table-row>
        <table:table-row table:style-name="ro3">
          <table:table-cell office:value-type="string" table:number-columns-spanned="2" table:number-rows-spanned="4" table:style-name="ce90">
            <text:p>區　<text:span text:style-name="T2"><text:s/></text:span>域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91">
            <text:p>總計</text:p>
          </table:table-cell>
          <table:covered-table-cell/>
          <table:table-cell office:value-type="string" table:number-columns-spanned="3" table:number-rows-spanned="2" table:style-name="ce92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89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87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42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3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81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88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85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80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80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80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80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86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80">
            <text:p>本月</text:p>
            <text:p>補照數</text:p>
            <text:p>(7)</text:p>
          </table:table-cell>
          <table:table-cell office:value-type="string" table:number-columns-spanned="1" table:number-rows-spanned="2" table:style-name="ce81">
            <text:p>本月</text:p>
            <text:p>拆除數</text:p>
            <text:p>(8)</text:p>
          </table:table-cell>
          <table:table-cell office:value-type="string" table:number-columns-spanned="1" table:number-rows-spanned="2" table:style-name="ce81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80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81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81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82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84">
            <text:p>本年度累計至本月底</text:p>
            <text:p>移送法辦數</text:p>
          </table:table-cell>
          <table:table-cell office:value-type="string" table:number-columns-spanned="1" table:number-rows-spanned="2" table:style-name="ce83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64288" table:style-name="ce11">
            <text:p><text:s/>664,288<text:s/></text:p>
          </table:table-cell>
          <table:table-cell office:value-type="float" office:value="4988" table:style-name="ce12">
            <text:p><text:s/>4,988<text:s/></text:p>
          </table:table-cell>
          <table:table-cell office:value-type="float" office:value="46501" table:style-name="ce12">
            <text:p><text:s/>46,50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594183" table:style-name="ce12">
            <text:p><text:s/>594,18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768" table:style-name="ce12">
            <text:p><text:s/>3,768<text:s/></text:p>
          </table:table-cell>
          <table:table-cell office:value-type="float" office:value="20913" table:style-name="ce12">
            <text:p><text:s/>20,913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656" table:style-name="ce12">
            <text:p><text:s/>656<text:s/></text:p>
          </table:table-cell>
          <table:table-cell office:value-type="float" office:value="3198" table:style-name="ce12">
            <text:p><text:s/>3,198<text:s/></text:p>
          </table:table-cell>
          <table:table-cell office:value-type="float" office:value="2691" table:style-name="ce12">
            <text:p><text:s/>2,691<text:s/></text:p>
          </table:table-cell>
          <table:table-cell office:value-type="float" office:value="507" table:style-name="ce12">
            <text:p><text:s/>507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11" table:style-name="ce12">
            <text:p><text:s/>1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186493" table:style-name="ce11">
            <text:p><text:s/>186,493<text:s/></text:p>
          </table:table-cell>
          <table:table-cell office:value-type="float" office:value="3939" table:style-name="ce12">
            <text:p><text:s/>3,93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0668" table:style-name="ce12">
            <text:p><text:s/>180,66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518" table:style-name="ce12">
            <text:p><text:s/>3,518<text:s/></text:p>
          </table:table-cell>
          <table:table-cell office:value-type="float" office:value="5038" table:style-name="ce12">
            <text:p><text:s/>5,038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75" table:style-name="ce12">
            <text:p><text:s/>275<text:s/></text:p>
          </table:table-cell>
          <table:table-cell office:value-type="float" office:value="933" table:style-name="ce12">
            <text:p><text:s/>933<text:s/></text:p>
          </table:table-cell>
          <table:table-cell office:value-type="float" office:value="787" table:style-name="ce12">
            <text:p><text:s/>787<text:s/></text:p>
          </table:table-cell>
          <table:table-cell office:value-type="float" office:value="146" table:style-name="ce12">
            <text:p><text:s/>146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5" table:style-name="ce12">
            <text:p><text:s/>5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6673" table:style-name="ce17">
            <text:p><text:s/>86,673<text:s/></text:p>
          </table:table-cell>
          <table:table-cell office:value-type="float" office:value="370" table:style-name="ce18">
            <text:p><text:s/>370<text:s/></text:p>
          </table:table-cell>
          <table:table-cell office:value-type="float" office:value="6552" table:style-name="ce18">
            <text:p><text:s/>6,552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10" table:style-name="ce18">
            <text:p><text:s/>10<text:s/></text:p>
          </table:table-cell>
          <table:table-cell office:value-type="float" office:value="77757" table:style-name="ce18">
            <text:p><text:s/>77,757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124" table:style-name="ce18">
            <text:p><text:s/>124<text:s/></text:p>
          </table:table-cell>
          <table:table-cell office:value-type="float" office:value="2111" table:style-name="ce18">
            <text:p><text:s/>2,111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85" table:style-name="ce18">
            <text:p><text:s/>85<text:s/></text:p>
          </table:table-cell>
          <table:table-cell office:value-type="float" office:value="404" table:style-name="ce18">
            <text:p><text:s/>404<text:s/></text:p>
          </table:table-cell>
          <table:table-cell office:value-type="float" office:value="253" table:style-name="ce18">
            <text:p><text:s/>253<text:s/></text:p>
          </table:table-cell>
          <table:table-cell office:value-type="float" office:value="151" table:style-name="ce18">
            <text:p><text:s/>151<text:s/></text:p>
          </table:table-cell>
          <table:table-cell office:value-type="float" office:value="4" table:style-name="ce18">
            <text:p><text:s/>4<text:s/></text:p>
          </table:table-cell>
          <table:table-cell office:value-type="float" office:value="0" table:style-name="ce18">
            <text:p><text:s/>-<text:s/></text:p>
          </table:table-cell>
          <table:table-cell table:number-columns-repeated="2" table:style-name="ce19"/>
          <table:table-cell table:number-columns-repeated="16364" table:style-name="ce5"/>
        </table:table-row>
        <table:table-row table:style-name="ro5">
          <table:table-cell office:value-type="string" table:style-name="ce75">
            <text:p>桃園市*</text:p>
          </table:table-cell>
          <table:table-cell office:value-type="string" table:style-name="ce76">
            <text:p>Taoyuan City</text:p>
          </table:table-cell>
          <table:table-cell office:value-type="float" office:value="61706" table:style-name="ce77">
            <text:p><text:s/>61,706<text:s/></text:p>
          </table:table-cell>
          <table:table-cell office:value-type="float" office:value="75" table:style-name="ce78">
            <text:p><text:s/>75<text:s/></text:p>
          </table:table-cell>
          <table:table-cell office:value-type="float" office:value="734" table:style-name="ce78">
            <text:p><text:s/>734<text:s/></text:p>
          </table:table-cell>
          <table:table-cell office:value-type="float" office:value="0" table:style-name="ce78">
            <text:p><text:s/>-<text:s/></text:p>
          </table:table-cell>
          <table:table-cell office:value-type="float" office:value="0" table:style-name="ce78">
            <text:p><text:s/>-<text:s/></text:p>
          </table:table-cell>
          <table:table-cell office:value-type="float" office:value="55304" table:style-name="ce78">
            <text:p><text:s/>55,304<text:s/></text:p>
          </table:table-cell>
          <table:table-cell office:value-type="float" office:value="0" table:style-name="ce78">
            <text:p><text:s/>-<text:s/></text:p>
          </table:table-cell>
          <table:table-cell office:value-type="float" office:value="2" table:style-name="ce78">
            <text:p><text:s/>2<text:s/></text:p>
          </table:table-cell>
          <table:table-cell office:value-type="float" office:value="5208" table:style-name="ce78">
            <text:p><text:s/>5,208<text:s/></text:p>
          </table:table-cell>
          <table:table-cell office:value-type="float" office:value="0" table:style-name="ce78">
            <text:p><text:s/>-<text:s/></text:p>
          </table:table-cell>
          <table:table-cell office:value-type="float" office:value="72" table:style-name="ce78">
            <text:p><text:s/>72<text:s/></text:p>
          </table:table-cell>
          <table:table-cell office:value-type="float" office:value="461" table:style-name="ce78">
            <text:p><text:s/>461<text:s/></text:p>
          </table:table-cell>
          <table:table-cell office:value-type="float" office:value="460" table:style-name="ce78">
            <text:p><text:s/>460<text:s/></text:p>
          </table:table-cell>
          <table:table-cell office:value-type="float" office:value="1" table:style-name="ce78">
            <text:p><text:s/>1<text:s/></text:p>
          </table:table-cell>
          <table:table-cell office:value-type="float" office:value="27" table:style-name="ce78">
            <text:p><text:s/>27<text:s/></text:p>
          </table:table-cell>
          <table:table-cell office:value-type="float" office:value="6" table:style-name="ce78">
            <text:p><text:s/>6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8547" table:style-name="ce11">
            <text:p><text:s/>78,547<text:s/></text:p>
          </table:table-cell>
          <table:table-cell office:value-type="float" office:value="179" table:style-name="ce12">
            <text:p><text:s/>179<text:s/></text:p>
          </table:table-cell>
          <table:table-cell office:value-type="float" office:value="24226" table:style-name="ce12">
            <text:p><text:s/>24,22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51972" table:style-name="ce12">
            <text:p><text:s/>51,97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2061" table:style-name="ce12">
            <text:p><text:s/>2,06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395" table:style-name="ce12">
            <text:p><text:s/>395<text:s/></text:p>
          </table:table-cell>
          <table:table-cell office:value-type="float" office:value="288" table:style-name="ce12">
            <text:p><text:s/>288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9327" table:style-name="ce11">
            <text:p><text:s/>29,327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3557" table:style-name="ce12">
            <text:p><text:s/>23,55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1769" table:style-name="ce12">
            <text:p><text:s/>1,7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392" table:style-name="ce12">
            <text:p><text:s/>392<text:s/></text:p>
          </table:table-cell>
          <table:table-cell office:value-type="float" office:value="392" table:style-name="ce12">
            <text:p><text:s/>39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277" table:style-name="ce11">
            <text:p><text:s/>122,277<text:s/></text:p>
          </table:table-cell>
          <table:table-cell office:value-type="float" office:value="256" table:style-name="ce12">
            <text:p><text:s/>256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121144" table:style-name="ce12">
            <text:p><text:s/>121,14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1007" table:style-name="ce12">
            <text:p><text:s/>1,00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3" table:style-name="ce12">
            <text:p><text:s/>113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5855" table:style-name="ce11">
            <text:p><text:s/>95,855<text:s/></text:p>
          </table:table-cell>
          <table:table-cell office:value-type="float" office:value="137" table:style-name="ce12">
            <text:p><text:s/>137<text:s/></text:p>
          </table:table-cell>
          <table:table-cell office:value-type="float" office:value="10862" table:style-name="ce12">
            <text:p><text:s/>10,8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0984" table:style-name="ce12">
            <text:p><text:s/>80,98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3595" table:style-name="ce12">
            <text:p><text:s/>3,595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491" table:style-name="ce12">
            <text:p><text:s/>491<text:s/></text:p>
          </table:table-cell>
          <table:table-cell office:value-type="float" office:value="414" table:style-name="ce12">
            <text:p><text:s/>414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539" table:style-name="ce16">
            <text:p><text:s/>3,539<text:s/></text:p>
          </table:table-cell>
          <table:table-cell office:value-type="float" office:value="24" table:style-name="ce15">
            <text:p><text:s/>24<text:s/></text:p>
          </table:table-cell>
          <table:table-cell office:value-type="float" office:value="1651" table:style-name="ce15">
            <text:p><text:s/>1,65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84" table:style-name="ce15">
            <text:p><text:s/>1,78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3" table:style-name="ce15">
            <text:p><text:s/>7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2" table:style-name="ce15">
            <text:p><text:s/>22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390" table:style-name="ce16">
            <text:p><text:s/>7,390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1108" table:style-name="ce15">
            <text:p><text:s/>1,10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874" table:style-name="ce15">
            <text:p><text:s/>5,87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373" table:style-name="ce15">
            <text:p><text:s/>37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36" table:style-name="ce15">
            <text:p><text:s/>36<text:s/></text:p>
          </table:table-cell>
          <table:table-cell office:value-type="float" office:value="35" table:style-name="ce15">
            <text:p><text:s/>35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3041" table:style-name="ce16">
            <text:p><text:s/>3,041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07" table:style-name="ce15">
            <text:p><text:s/>2,80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05" table:style-name="ce15">
            <text:p><text:s/>20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29" table:style-name="ce15">
            <text:p><text:s/>29<text:s/></text:p>
          </table:table-cell>
          <table:table-cell office:value-type="float" office:value="29" table:style-name="ce15">
            <text:p><text:s/>2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204" table:style-name="ce16">
            <text:p><text:s/>7,204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239" table:style-name="ce15">
            <text:p><text:s/>2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528" table:style-name="ce15">
            <text:p><text:s/>6,52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375" table:style-name="ce15">
            <text:p><text:s/>375<text:s/></text:p>
          </table:table-cell>
          <table:table-cell office:value-type="float" office:value="38" table:style-name="ce15">
            <text:p><text:s/>3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0" table:style-name="ce15">
            <text:p><text:s/>70<text:s/></text:p>
          </table:table-cell>
          <table:table-cell office:value-type="float" office:value="62" table:style-name="ce15">
            <text:p><text:s/>62<text:s/></text:p>
          </table:table-cell>
          <table:table-cell office:value-type="float" office:value="8" table:style-name="ce15">
            <text:p><text:s/>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701" table:style-name="ce16">
            <text:p><text:s/>2,701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233" table:style-name="ce15">
            <text:p><text:s/>2,23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47" table:style-name="ce15">
            <text:p><text:s/>34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15" table:style-name="ce15">
            <text:p><text:s/>15<text:s/></text:p>
          </table:table-cell>
          <table:table-cell office:value-type="float" office:value="15" table:style-name="ce15">
            <text:p><text:s/>1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262" table:style-name="ce16">
            <text:p><text:s/>3,262<text:s/>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2093" table:style-name="ce15">
            <text:p><text:s/>2,09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46" table:style-name="ce15">
            <text:p><text:s/>94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214" table:style-name="ce15">
            <text:p><text:s/>21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16" table:style-name="ce15">
            <text:p><text:s/>16<text:s/></text:p>
          </table:table-cell>
          <table:table-cell office:value-type="float" office:value="9" table:style-name="ce15">
            <text:p><text:s/>9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4184" table:style-name="ce16">
            <text:p><text:s/>4,18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7" table:style-name="ce15">
            <text:p><text:s/>3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482" table:style-name="ce15">
            <text:p><text:s/>3,48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10" table:style-name="ce15">
            <text:p><text:s/>31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" table:style-name="ce15">
            <text:p><text:s/>35<text:s/></text:p>
          </table:table-cell>
          <table:table-cell office:value-type="float" office:value="35" table:style-name="ce15">
            <text:p><text:s/>3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821" table:style-name="ce16">
            <text:p><text:s/>14,821<text:s/>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855" table:style-name="ce15">
            <text:p><text:s/>85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3478" table:style-name="ce15">
            <text:p><text:s/>13,47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440" table:style-name="ce15">
            <text:p><text:s/>44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8" table:style-name="ce15">
            <text:p><text:s/>78<text:s/></text:p>
          </table:table-cell>
          <table:table-cell office:value-type="float" office:value="48" table:style-name="ce15">
            <text:p><text:s/>48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330" table:style-name="ce16">
            <text:p><text:s/>1,330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45" table:style-name="ce15">
            <text:p><text:s/>1,14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69" table:style-name="ce15">
            <text:p><text:s/>16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6" table:style-name="ce15">
            <text:p><text:s/>16<text:s/></text:p>
          </table:table-cell>
          <table:table-cell office:value-type="float" office:value="16" table:style-name="ce15">
            <text:p><text:s/>1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67" table:style-name="ce16">
            <text:p><text:s/>2,86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8" table:style-name="ce15">
            <text:p><text:s/>2,81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0" table:style-name="ce15">
            <text:p><text:s/>4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" table:style-name="ce15">
            <text:p><text:s/>9<text:s/></text:p>
          </table:table-cell>
          <table:table-cell office:value-type="float" office:value="9" table:style-name="ce15">
            <text:p><text:s/>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478" table:style-name="ce16">
            <text:p><text:s/>18,478<text:s/></text:p>
          </table:table-cell>
          <table:table-cell office:value-type="float" office:value="22" table:style-name="ce15">
            <text:p><text:s/>22<text:s/></text:p>
          </table:table-cell>
          <table:table-cell office:value-type="float" office:value="932" table:style-name="ce15">
            <text:p><text:s/>93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318" table:style-name="ce15">
            <text:p><text:s/>17,31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213" table:style-name="ce15">
            <text:p><text:s/>21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35" table:style-name="ce15">
            <text:p><text:s/>35<text:s/></text:p>
          </table:table-cell>
          <table:table-cell office:value-type="float" office:value="15" table:style-name="ce15">
            <text:p><text:s/>15<text:s/>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10548" table:style-name="ce16">
            <text:p><text:s/>10,548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676" table:style-name="ce15">
            <text:p><text:s/>9,67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80" table:style-name="ce15">
            <text:p><text:s/>78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9" table:style-name="ce15">
            <text:p><text:s/>99<text:s/></text:p>
          </table:table-cell>
          <table:table-cell office:value-type="float" office:value="92" table:style-name="ce15">
            <text:p><text:s/>92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86" table:style-name="ce16">
            <text:p><text:s/>16,486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3521" table:style-name="ce15">
            <text:p><text:s/>3,5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891" table:style-name="ce15">
            <text:p><text:s/>12,89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6" table:style-name="ce15">
            <text:p><text:s/>5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18" table:style-name="ce15">
            <text:p><text:s/>18<text:s/></text:p>
          </table:table-cell>
          <table:table-cell office:value-type="float" office:value="18" table:style-name="ce15">
            <text:p><text:s/>1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410" table:style-name="ce11">
            <text:p><text:s/>3,4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797" table:style-name="ce12">
            <text:p><text:s/>2,79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4" table:style-name="ce12">
            <text:p><text:s/>12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821" table:style-name="ce13">
            <text:p><text:s/>2,82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99" table:style-name="ce14">
            <text:p><text:s/>2,6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5" table:style-name="ce14">
            <text:p><text:s/>11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89" table:style-name="ce13">
            <text:p><text:s/>58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8" table:style-name="ce14">
            <text:p><text:s/>9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7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4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style-name="ro7">
          <table:table-cell office:value-type="string" table:style-name="ce79">
            <text:p>*備 <text:s text:c="3"/>註：依桃園市政府建築管理處107年1月15日桃建拆字第1070001337號函修正桃園市106年1至12月資料。</text:p>
          </table:table-cell>
          <table:table-cell table:number-columns-repeated="9" table:style-name="ce79"/>
          <table:table-cell table:number-columns-repeated="16374" table:style-name="ce1"/>
        </table:table-row>
        <table:table-row table:number-rows-repeated="23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ohome</meta:initial-creator>
    <dc:creator>謝瑞真</dc:creator>
    <meta:creation-date>2003-10-23T06:49:28Z</meta:creation-date>
    <dc:date>2018-02-05T07:34:51Z</dc:date>
    <meta:print-date>2016-05-30T02:21:08Z</meta:print-date>
  </office:meta>
</office:document-meta>
</file>